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text-properties fo:font-size="14pt" fo:font-style="italic" fo:font-weight="bold" officeooo:paragraph-rsid="00133d9f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fo:font-size="14pt" fo:font-style="italic" fo:font-weight="bold" officeooo:rsid="00133d9f" officeooo:paragraph-rsid="00133d9f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fo:font-size="14pt" fo:font-style="italic" fo:font-weight="bold" officeooo:rsid="001456c3" officeooo:paragraph-rsid="001456c3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text-properties fo:font-size="14pt" fo:font-style="italic" fo:font-weight="bold" officeooo:rsid="001456c3" officeooo:paragraph-rsid="00342ae7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text-properties fo:font-size="14pt" fo:font-style="italic" fo:font-weight="bold" officeooo:rsid="001456c3" officeooo:paragraph-rsid="004282d0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text-properties fo:font-size="14pt" fo:font-style="italic" fo:font-weight="bold" officeooo:rsid="001456c3" officeooo:paragraph-rsid="00447ff8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text-properties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fo:font-size="14pt" fo:font-style="normal" fo:font-weight="bold" officeooo:rsid="001456c3" officeooo:paragraph-rsid="00161f12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fo:font-weight="bold" officeooo:rsid="001456c3" officeooo:paragraph-rsid="00168c22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4pt" fo:font-style="normal" fo:font-weight="bold" officeooo:rsid="001456c3" officeooo:paragraph-rsid="0016d7d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fo:font-style="normal" fo:font-weight="bold" officeooo:rsid="001456c3" officeooo:paragraph-rsid="0018a682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font-size="14pt" fo:font-style="normal" fo:font-weight="bold" officeooo:rsid="001456c3" officeooo:paragraph-rsid="001931b6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fo:font-style="normal" fo:font-weight="bold" officeooo:rsid="001456c3" officeooo:paragraph-rsid="00196a3b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fo:font-size="14pt" fo:font-style="normal" fo:font-weight="bold" officeooo:rsid="001456c3" officeooo:paragraph-rsid="00342ae7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text-properties fo:font-size="14pt" fo:font-style="normal" fo:font-weight="bold" officeooo:rsid="001456c3" officeooo:paragraph-rsid="0035e96a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text-properties fo:font-size="14pt" fo:font-style="normal" fo:font-weight="bold" officeooo:rsid="001456c3" officeooo:paragraph-rsid="003b222c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text-properties fo:font-size="14pt" fo:font-style="normal" fo:font-weight="bold" officeooo:rsid="001456c3" officeooo:paragraph-rsid="003cee13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text-properties fo:font-size="14pt" fo:font-style="normal" fo:font-weight="bold" officeooo:rsid="001456c3" officeooo:paragraph-rsid="003e0e5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fo:font-size="14pt" fo:font-style="normal" fo:font-weight="bold" officeooo:rsid="001456c3" officeooo:paragraph-rsid="0040d227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text-properties fo:font-size="14pt" fo:font-style="normal" fo:font-weight="bold" officeooo:rsid="001456c3" officeooo:paragraph-rsid="004282d0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text-properties fo:font-size="14pt" fo:font-style="normal" fo:font-weight="bold" officeooo:rsid="001456c3" officeooo:paragraph-rsid="00447ff8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text-properties fo:font-size="14pt" fo:font-style="normal" fo:font-weight="bold" officeooo:rsid="001456c3" officeooo:paragraph-rsid="0044dd22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text-properties fo:font-size="14pt" fo:font-style="normal" fo:font-weight="bold" officeooo:rsid="001456c3" officeooo:paragraph-rsid="00534526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text-properties fo:font-size="14pt" fo:font-style="normal" fo:font-weight="bold" officeooo:rsid="001456c3" officeooo:paragraph-rsid="0056f3ca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text-properties fo:font-size="14pt" fo:font-style="normal" fo:font-weight="bold" officeooo:rsid="001456c3" officeooo:paragraph-rsid="00593d2c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text-properties fo:font-size="14pt" fo:font-style="normal" fo:font-weight="bold" officeooo:rsid="001456c3" officeooo:paragraph-rsid="005b338a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text-properties fo:font-size="14pt" fo:font-style="normal" fo:font-weight="bold" officeooo:rsid="001456c3" officeooo:paragraph-rsid="005c0fcb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text-properties fo:font-size="14pt" fo:font-style="normal" fo:font-weight="bold" officeooo:rsid="001456c3" officeooo:paragraph-rsid="005f400f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text-properties fo:font-size="14pt" fo:font-style="normal" fo:font-weight="bold" officeooo:rsid="001456c3" officeooo:paragraph-rsid="005fe1ac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text-properties fo:color="#c9211e" loext:opacity="100%"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text-properties fo:color="#c9211e" loext:opacity="100%" fo:font-size="14pt" fo:font-style="normal" fo:font-weight="bold" officeooo:rsid="001456c3" officeooo:paragraph-rsid="00161f12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text-properties fo:color="#c9211e" loext:opacity="100%" fo:font-size="14pt" fo:font-style="normal" fo:font-weight="bold" officeooo:rsid="001456c3" officeooo:paragraph-rsid="00168c22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text-properties fo:color="#c9211e" loext:opacity="100%" fo:font-size="14pt" fo:font-style="normal" fo:font-weight="bold" officeooo:rsid="001456c3" officeooo:paragraph-rsid="0016d7dd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text-properties fo:color="#c9211e" loext:opacity="100%" fo:font-size="14pt" fo:font-style="normal" fo:font-weight="bold" officeooo:rsid="001456c3" officeooo:paragraph-rsid="0018a682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text-properties fo:color="#c9211e" loext:opacity="100%" fo:font-size="14pt" fo:font-style="normal" fo:font-weight="bold" officeooo:rsid="001456c3" officeooo:paragraph-rsid="00196a3b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text-properties fo:color="#c9211e" loext:opacity="100%" fo:font-size="14pt" fo:font-style="normal" fo:font-weight="bold" officeooo:rsid="001456c3" officeooo:paragraph-rsid="00302a10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text-properties fo:color="#c9211e" loext:opacity="100%" fo:font-size="14pt" fo:font-style="normal" fo:font-weight="bold" officeooo:rsid="001456c3" officeooo:paragraph-rsid="00342ae7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text-properties fo:color="#c9211e" loext:opacity="100%" fo:font-size="14pt" fo:font-style="normal" fo:font-weight="bold" officeooo:rsid="001456c3" officeooo:paragraph-rsid="0035e96a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text-properties fo:color="#c9211e" loext:opacity="100%" fo:font-size="14pt" fo:font-style="normal" fo:font-weight="bold" officeooo:rsid="001456c3" officeooo:paragraph-rsid="003b222c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text-properties fo:color="#c9211e" loext:opacity="100%" fo:font-size="14pt" fo:font-style="normal" fo:font-weight="bold" officeooo:rsid="001456c3" officeooo:paragraph-rsid="003cee13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text-properties fo:color="#c9211e" loext:opacity="100%" fo:font-size="14pt" fo:font-style="normal" fo:font-weight="bold" officeooo:rsid="001456c3" officeooo:paragraph-rsid="003e0e5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text-properties fo:color="#c9211e" loext:opacity="100%" fo:font-size="14pt" fo:font-style="normal" fo:font-weight="bold" officeooo:rsid="001456c3" officeooo:paragraph-rsid="0040d227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text-properties fo:color="#c9211e" loext:opacity="100%" fo:font-size="14pt" fo:font-style="normal" fo:font-weight="bold" officeooo:rsid="001456c3" officeooo:paragraph-rsid="00447ff8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text-properties fo:color="#c9211e" loext:opacity="100%" fo:font-size="14pt" fo:font-style="normal" fo:font-weight="bold" officeooo:rsid="001456c3" officeooo:paragraph-rsid="0027f38f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text-properties fo:color="#c9211e" loext:opacity="100%" fo:font-size="14pt" fo:font-style="normal" fo:font-weight="bold" officeooo:rsid="001456c3" officeooo:paragraph-rsid="001eddac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>
      <style:text-properties fo:color="#c9211e" loext:opacity="100%" fo:font-size="14pt" fo:font-style="normal" fo:font-weight="bold" officeooo:rsid="001456c3" officeooo:paragraph-rsid="007605a6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>
      <style:text-properties fo:color="#c9211e" loext:opacity="100%" fo:font-size="14pt" fo:font-style="normal" fo:font-weight="bold" officeooo:rsid="001456c3" officeooo:paragraph-rsid="0044dd22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>
      <style:text-properties style:use-window-font-color="true" loext:opacity="0%"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>
      <style:text-properties style:use-window-font-color="true" loext:opacity="0%" fo:font-size="14pt" fo:font-style="normal" fo:font-weight="bold" officeooo:rsid="001456c3" officeooo:paragraph-rsid="00161f12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>
      <style:text-properties style:use-window-font-color="true" loext:opacity="0%" fo:font-size="14pt" fo:font-style="normal" fo:font-weight="bold" officeooo:rsid="001456c3" officeooo:paragraph-rsid="00168c22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>
      <style:text-properties style:use-window-font-color="true" loext:opacity="0%" fo:font-size="14pt" fo:font-style="normal" fo:font-weight="bold" officeooo:rsid="001456c3" officeooo:paragraph-rsid="0016d7d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>
      <style:text-properties style:use-window-font-color="true" loext:opacity="0%" fo:font-size="14pt" fo:font-style="normal" fo:font-weight="bold" officeooo:rsid="001456c3" officeooo:paragraph-rsid="0018a682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>
      <style:text-properties style:use-window-font-color="true" loext:opacity="0%" fo:font-size="14pt" fo:font-style="normal" fo:font-weight="bold" officeooo:rsid="001456c3" officeooo:paragraph-rsid="001931b6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>
      <style:text-properties style:use-window-font-color="true" loext:opacity="0%" fo:font-size="14pt" fo:font-style="normal" fo:font-weight="bold" officeooo:rsid="001456c3" officeooo:paragraph-rsid="00196a3b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>
      <style:text-properties style:use-window-font-color="true" loext:opacity="0%" fo:font-size="14pt" fo:font-style="normal" fo:font-weight="bold" officeooo:rsid="001456c3" officeooo:paragraph-rsid="00342ae7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>
      <style:text-properties style:use-window-font-color="true" loext:opacity="0%" fo:font-size="14pt" fo:font-style="normal" fo:font-weight="bold" officeooo:rsid="001456c3" officeooo:paragraph-rsid="0035e96a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Standard">
      <style:text-properties style:use-window-font-color="true" loext:opacity="0%" fo:font-size="14pt" fo:font-style="normal" fo:font-weight="bold" officeooo:rsid="001456c3" officeooo:paragraph-rsid="003b222c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>
      <style:text-properties style:use-window-font-color="true" loext:opacity="0%" fo:font-size="14pt" fo:font-style="normal" fo:font-weight="bold" officeooo:rsid="001456c3" officeooo:paragraph-rsid="003cee13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>
      <style:text-properties style:use-window-font-color="true" loext:opacity="0%" fo:font-size="14pt" fo:font-style="normal" fo:font-weight="bold" officeooo:rsid="001456c3" officeooo:paragraph-rsid="003e0e5d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>
      <style:text-properties style:use-window-font-color="true" loext:opacity="0%" fo:font-size="14pt" fo:font-style="normal" fo:font-weight="bold" officeooo:rsid="001456c3" officeooo:paragraph-rsid="0040d227" style:font-size-asian="14pt" style:font-style-asian="normal" style:font-weight-asian="bold" style:font-size-complex="14pt" style:font-style-complex="normal" style:font-weight-complex="bold"/>
    </style:style>
    <style:style style:name="P62" style:family="paragraph" style:parent-style-name="Standard">
      <style:text-properties style:use-window-font-color="true" loext:opacity="0%" fo:font-size="14pt" fo:font-style="normal" fo:font-weight="bold" officeooo:rsid="001456c3" officeooo:paragraph-rsid="00447ff8" style:font-size-asian="14pt" style:font-style-asian="normal" style:font-weight-asian="bold" style:font-size-complex="14pt" style:font-style-complex="normal" style:font-weight-complex="bold"/>
    </style:style>
    <style:style style:name="P63" style:family="paragraph" style:parent-style-name="Standard">
      <style:text-properties style:use-window-font-color="true" loext:opacity="0%" fo:font-size="14pt" fo:font-style="normal" fo:font-weight="bold" officeooo:rsid="001456c3" officeooo:paragraph-rsid="0044dd22" style:font-size-asian="14pt" style:font-style-asian="normal" style:font-weight-asian="bold" style:font-size-complex="14pt" style:font-style-complex="normal" style:font-weight-complex="bold"/>
    </style:style>
    <style:style style:name="P64" style:family="paragraph" style:parent-style-name="Standard">
      <style:text-properties style:use-window-font-color="true" loext:opacity="0%" fo:font-size="14pt" fo:font-style="normal" fo:font-weight="bold" officeooo:rsid="001456c3" officeooo:paragraph-rsid="00534526" style:font-size-asian="14pt" style:font-style-asian="normal" style:font-weight-asian="bold" style:font-size-complex="14pt" style:font-style-complex="normal" style:font-weight-complex="bold"/>
    </style:style>
    <style:style style:name="P65" style:family="paragraph" style:parent-style-name="Standard">
      <style:text-properties style:use-window-font-color="true" loext:opacity="0%" fo:font-size="14pt" fo:font-style="normal" fo:font-weight="bold" officeooo:rsid="001456c3" officeooo:paragraph-rsid="0056f3ca" style:font-size-asian="14pt" style:font-style-asian="normal" style:font-weight-asian="bold" style:font-size-complex="14pt" style:font-style-complex="normal" style:font-weight-complex="bold"/>
    </style:style>
    <style:style style:name="P66" style:family="paragraph" style:parent-style-name="Standard">
      <style:text-properties style:use-window-font-color="true" loext:opacity="0%" fo:font-size="14pt" fo:font-style="normal" fo:font-weight="bold" officeooo:rsid="001456c3" officeooo:paragraph-rsid="005b338a" style:font-size-asian="14pt" style:font-style-asian="normal" style:font-weight-asian="bold" style:font-size-complex="14pt" style:font-style-complex="normal" style:font-weight-complex="bold"/>
    </style:style>
    <style:style style:name="P67" style:family="paragraph" style:parent-style-name="Standard">
      <style:text-properties style:use-window-font-color="true" loext:opacity="0%" fo:font-size="14pt" fo:font-style="normal" fo:font-weight="bold" officeooo:rsid="001456c3" officeooo:paragraph-rsid="005c0fcb" style:font-size-asian="14pt" style:font-style-asian="normal" style:font-weight-asian="bold" style:font-size-complex="14pt" style:font-style-complex="normal" style:font-weight-complex="bold"/>
    </style:style>
    <style:style style:name="P68" style:family="paragraph" style:parent-style-name="Standard">
      <style:text-properties style:use-window-font-color="true" loext:opacity="0%" fo:font-size="14pt" fo:font-style="normal" fo:font-weight="bold" officeooo:rsid="001456c3" officeooo:paragraph-rsid="005f400f" style:font-size-asian="14pt" style:font-style-asian="normal" style:font-weight-asian="bold" style:font-size-complex="14pt" style:font-style-complex="normal" style:font-weight-complex="bold"/>
    </style:style>
    <style:style style:name="P69" style:family="paragraph" style:parent-style-name="Standard">
      <style:text-properties style:use-window-font-color="true" loext:opacity="0%" fo:font-size="14pt" fo:font-style="normal" fo:font-weight="bold" officeooo:rsid="001456c3" officeooo:paragraph-rsid="005fe1ac" style:font-size-asian="14pt" style:font-style-asian="normal" style:font-weight-asian="bold" style:font-size-complex="14pt" style:font-style-complex="normal" style:font-weight-complex="bold"/>
    </style:style>
    <style:style style:name="P70" style:family="paragraph" style:parent-style-name="Standard">
      <style:text-properties style:use-window-font-color="true" loext:opacity="0%" fo:font-size="14pt" fo:font-style="normal" fo:font-weight="bold" officeooo:rsid="00161f12" officeooo:paragraph-rsid="00161f12" style:font-size-asian="14pt" style:font-style-asian="normal" style:font-weight-asian="bold" style:font-size-complex="14pt" style:font-style-complex="normal" style:font-weight-complex="bold"/>
    </style:style>
    <style:style style:name="P71" style:family="paragraph" style:parent-style-name="Standard">
      <style:text-properties style:use-window-font-color="true" loext:opacity="0%" fo:font-size="14pt" fo:font-style="normal" fo:font-weight="bold" officeooo:rsid="00161f12" officeooo:paragraph-rsid="00168c22" style:font-size-asian="14pt" style:font-style-asian="normal" style:font-weight-asian="bold" style:font-size-complex="14pt" style:font-style-complex="normal" style:font-weight-complex="bold"/>
    </style:style>
    <style:style style:name="P72" style:family="paragraph" style:parent-style-name="Standard">
      <style:text-properties style:use-window-font-color="true" loext:opacity="0%" fo:font-size="14pt" fo:font-style="normal" fo:font-weight="bold" officeooo:rsid="00161f12" officeooo:paragraph-rsid="0016d7dd" style:font-size-asian="14pt" style:font-style-asian="normal" style:font-weight-asian="bold" style:font-size-complex="14pt" style:font-style-complex="normal" style:font-weight-complex="bold"/>
    </style:style>
    <style:style style:name="P73" style:family="paragraph" style:parent-style-name="Standard">
      <style:text-properties style:use-window-font-color="true" loext:opacity="0%" fo:font-size="14pt" fo:font-style="normal" fo:font-weight="bold" officeooo:rsid="00161f12" officeooo:paragraph-rsid="0018a682" style:font-size-asian="14pt" style:font-style-asian="normal" style:font-weight-asian="bold" style:font-size-complex="14pt" style:font-style-complex="normal" style:font-weight-complex="bold"/>
    </style:style>
    <style:style style:name="P74" style:family="paragraph" style:parent-style-name="Standard">
      <style:text-properties style:use-window-font-color="true" loext:opacity="0%" fo:font-size="14pt" fo:font-style="normal" fo:font-weight="bold" officeooo:rsid="00161f12" officeooo:paragraph-rsid="001931b6" style:font-size-asian="14pt" style:font-style-asian="normal" style:font-weight-asian="bold" style:font-size-complex="14pt" style:font-style-complex="normal" style:font-weight-complex="bold"/>
    </style:style>
    <style:style style:name="P75" style:family="paragraph" style:parent-style-name="Standard">
      <style:text-properties style:use-window-font-color="true" loext:opacity="0%" fo:font-size="14pt" fo:font-style="normal" fo:font-weight="bold" officeooo:rsid="00161f12" officeooo:paragraph-rsid="00196a3b" style:font-size-asian="14pt" style:font-style-asian="normal" style:font-weight-asian="bold" style:font-size-complex="14pt" style:font-style-complex="normal" style:font-weight-complex="bold"/>
    </style:style>
    <style:style style:name="P76" style:family="paragraph" style:parent-style-name="Standard">
      <style:text-properties fo:color="#00a933" loext:opacity="100%" fo:font-size="14pt" fo:font-style="normal" fo:font-weight="bold" officeooo:rsid="001456c3" officeooo:paragraph-rsid="001e0941" style:font-size-asian="14pt" style:font-style-asian="normal" style:font-weight-asian="bold" style:font-size-complex="14pt" style:font-style-complex="normal" style:font-weight-complex="bold"/>
    </style:style>
    <style:style style:name="P77" style:family="paragraph" style:parent-style-name="Standard">
      <style:text-properties fo:color="#00a933" loext:opacity="100%" fo:font-size="14pt" fo:font-style="normal" fo:font-weight="bold" officeooo:rsid="001456c3" officeooo:paragraph-rsid="001eddac" style:font-size-asian="14pt" style:font-style-asian="normal" style:font-weight-asian="bold" style:font-size-complex="14pt" style:font-style-complex="normal" style:font-weight-complex="bold"/>
    </style:style>
    <style:style style:name="P78" style:family="paragraph" style:parent-style-name="Standard">
      <style:text-properties fo:color="#00a933" loext:opacity="100%" fo:font-size="14pt" fo:font-style="normal" fo:font-weight="bold" officeooo:rsid="001456c3" officeooo:paragraph-rsid="0026afe8" style:font-size-asian="14pt" style:font-style-asian="normal" style:font-weight-asian="bold" style:font-size-complex="14pt" style:font-style-complex="normal" style:font-weight-complex="bold"/>
    </style:style>
    <style:style style:name="P79" style:family="paragraph" style:parent-style-name="Standard">
      <style:text-properties fo:color="#00a933" loext:opacity="100%" fo:font-size="14pt" fo:font-style="normal" fo:font-weight="bold" officeooo:rsid="001456c3" officeooo:paragraph-rsid="0027f38f" style:font-size-asian="14pt" style:font-style-asian="normal" style:font-weight-asian="bold" style:font-size-complex="14pt" style:font-style-complex="normal" style:font-weight-complex="bold"/>
    </style:style>
    <style:style style:name="P80" style:family="paragraph" style:parent-style-name="Standard">
      <style:text-properties fo:color="#00a933" loext:opacity="100%" fo:font-size="14pt" fo:font-style="normal" fo:font-weight="bold" officeooo:rsid="001456c3" officeooo:paragraph-rsid="00342ae7" style:font-size-asian="14pt" style:font-style-asian="normal" style:font-weight-asian="bold" style:font-size-complex="14pt" style:font-style-complex="normal" style:font-weight-complex="bold"/>
    </style:style>
    <style:style style:name="P81" style:family="paragraph" style:parent-style-name="Standard">
      <style:text-properties fo:color="#00a933" loext:opacity="100%" fo:font-size="14pt" fo:font-style="normal" fo:font-weight="bold" officeooo:rsid="001456c3" officeooo:paragraph-rsid="0035e96a" style:font-size-asian="14pt" style:font-style-asian="normal" style:font-weight-asian="bold" style:font-size-complex="14pt" style:font-style-complex="normal" style:font-weight-complex="bold"/>
    </style:style>
    <style:style style:name="P82" style:family="paragraph" style:parent-style-name="Standard">
      <style:text-properties fo:color="#00a933" loext:opacity="100%" fo:font-size="14pt" fo:font-style="normal" fo:font-weight="bold" officeooo:rsid="001456c3" officeooo:paragraph-rsid="0040d227" style:font-size-asian="14pt" style:font-style-asian="normal" style:font-weight-asian="bold" style:font-size-complex="14pt" style:font-style-complex="normal" style:font-weight-complex="bold"/>
    </style:style>
    <style:style style:name="P83" style:family="paragraph" style:parent-style-name="Standard">
      <style:text-properties fo:color="#00a933" loext:opacity="100%" fo:font-size="14pt" fo:font-style="normal" fo:font-weight="bold" officeooo:rsid="001456c3" officeooo:paragraph-rsid="00447ff8" style:font-size-asian="14pt" style:font-style-asian="normal" style:font-weight-asian="bold" style:font-size-complex="14pt" style:font-style-complex="normal" style:font-weight-complex="bold"/>
    </style:style>
    <style:style style:name="P84" style:family="paragraph" style:parent-style-name="Standard">
      <style:text-properties fo:color="#00a933" loext:opacity="100%" fo:font-size="14pt" fo:font-style="normal" fo:font-weight="bold" officeooo:rsid="001456c3" officeooo:paragraph-rsid="0044dd22" style:font-size-asian="14pt" style:font-style-asian="normal" style:font-weight-asian="bold" style:font-size-complex="14pt" style:font-style-complex="normal" style:font-weight-complex="bold"/>
    </style:style>
    <style:style style:name="P85" style:family="paragraph" style:parent-style-name="Standard">
      <style:text-properties fo:color="#00a933" loext:opacity="100%" fo:font-size="14pt" fo:font-style="normal" fo:font-weight="bold" officeooo:rsid="001456c3" officeooo:paragraph-rsid="00534526" style:font-size-asian="14pt" style:font-style-asian="normal" style:font-weight-asian="bold" style:font-size-complex="14pt" style:font-style-complex="normal" style:font-weight-complex="bold"/>
    </style:style>
    <style:style style:name="P86" style:family="paragraph" style:parent-style-name="Standard">
      <style:text-properties fo:color="#00a933" loext:opacity="100%" fo:font-size="14pt" fo:font-style="normal" fo:font-weight="bold" officeooo:rsid="001456c3" officeooo:paragraph-rsid="0056f3ca" style:font-size-asian="14pt" style:font-style-asian="normal" style:font-weight-asian="bold" style:font-size-complex="14pt" style:font-style-complex="normal" style:font-weight-complex="bold"/>
    </style:style>
    <style:style style:name="P87" style:family="paragraph" style:parent-style-name="Standard">
      <style:text-properties fo:color="#00a933" loext:opacity="100%" fo:font-size="14pt" fo:font-style="normal" fo:font-weight="bold" officeooo:rsid="001456c3" officeooo:paragraph-rsid="005b338a" style:font-size-asian="14pt" style:font-style-asian="normal" style:font-weight-asian="bold" style:font-size-complex="14pt" style:font-style-complex="normal" style:font-weight-complex="bold"/>
    </style:style>
    <style:style style:name="P88" style:family="paragraph" style:parent-style-name="Standard">
      <style:text-properties fo:color="#00a933" loext:opacity="100%" fo:font-size="14pt" fo:font-style="normal" fo:font-weight="bold" officeooo:rsid="001456c3" officeooo:paragraph-rsid="005c0fcb" style:font-size-asian="14pt" style:font-style-asian="normal" style:font-weight-asian="bold" style:font-size-complex="14pt" style:font-style-complex="normal" style:font-weight-complex="bold"/>
    </style:style>
    <style:style style:name="P89" style:family="paragraph" style:parent-style-name="Standard">
      <style:text-properties fo:color="#00a933" loext:opacity="100%" fo:font-size="14pt" fo:font-style="normal" fo:font-weight="bold" officeooo:rsid="001456c3" officeooo:paragraph-rsid="005f400f" style:font-size-asian="14pt" style:font-style-asian="normal" style:font-weight-asian="bold" style:font-size-complex="14pt" style:font-style-complex="normal" style:font-weight-complex="bold"/>
    </style:style>
    <style:style style:name="P90" style:family="paragraph" style:parent-style-name="Standard">
      <style:text-properties fo:color="#00a933" loext:opacity="100%" fo:font-size="14pt" fo:font-style="normal" fo:font-weight="bold" officeooo:rsid="001456c3" officeooo:paragraph-rsid="00302a10" style:font-size-asian="14pt" style:font-style-asian="normal" style:font-weight-asian="bold" style:font-size-complex="14pt" style:font-style-complex="normal" style:font-weight-complex="bold"/>
    </style:style>
    <style:style style:name="P91" style:family="paragraph" style:parent-style-name="Standard">
      <style:text-properties fo:color="#00a933" loext:opacity="100%" fo:font-size="14pt" fo:font-style="normal" fo:font-weight="bold" officeooo:rsid="001456c3" officeooo:paragraph-rsid="00631b9a" style:font-size-asian="14pt" style:font-style-asian="normal" style:font-weight-asian="bold" style:font-size-complex="14pt" style:font-style-complex="normal" style:font-weight-complex="bold"/>
    </style:style>
    <style:style style:name="P92" style:family="paragraph" style:parent-style-name="Standard">
      <style:text-properties fo:color="#00a933" loext:opacity="100%" fo:font-size="14pt" fo:font-style="normal" fo:font-weight="bold" officeooo:rsid="001456c3" officeooo:paragraph-rsid="0064c877" style:font-size-asian="14pt" style:font-style-asian="normal" style:font-weight-asian="bold" style:font-size-complex="14pt" style:font-style-complex="normal" style:font-weight-complex="bold"/>
    </style:style>
    <style:style style:name="P93" style:family="paragraph" style:parent-style-name="Standard">
      <style:text-properties fo:color="#00a933" loext:opacity="100%" fo:font-size="14pt" fo:font-style="normal" fo:font-weight="bold" officeooo:rsid="001456c3" officeooo:paragraph-rsid="0024c100" style:font-size-asian="14pt" style:font-style-asian="normal" style:font-weight-asian="bold" style:font-size-complex="14pt" style:font-style-complex="normal" style:font-weight-complex="bold"/>
    </style:style>
    <style:style style:name="P94" style:family="paragraph" style:parent-style-name="Standard">
      <style:text-properties fo:color="#00a933" loext:opacity="100%" fo:font-size="14pt" fo:font-style="normal" fo:font-weight="bold" officeooo:rsid="001456c3" officeooo:paragraph-rsid="007605a6" style:font-size-asian="14pt" style:font-style-asian="normal" style:font-weight-asian="bold" style:font-size-complex="14pt" style:font-style-complex="normal" style:font-weight-complex="bold"/>
    </style:style>
    <style:style style:name="P95" style:family="paragraph" style:parent-style-name="Standard">
      <style:text-properties fo:color="#00a933" loext:opacity="100%" fo:font-size="14pt" fo:font-style="normal" fo:font-weight="bold" officeooo:rsid="001456c3" officeooo:paragraph-rsid="007c94a5" style:font-size-asian="14pt" style:font-style-asian="normal" style:font-weight-asian="bold" style:font-size-complex="14pt" style:font-style-complex="normal" style:font-weight-complex="bold"/>
    </style:style>
    <style:style style:name="P96" style:family="paragraph" style:parent-style-name="Standard">
      <style:text-properties fo:color="#00a933" loext:opacity="100%" fo:font-size="14pt" fo:font-style="normal" fo:font-weight="bold" officeooo:rsid="001456c3" officeooo:paragraph-rsid="007cc928" style:font-size-asian="14pt" style:font-style-asian="normal" style:font-weight-asian="bold" style:font-size-complex="14pt" style:font-style-complex="normal" style:font-weight-complex="bold"/>
    </style:style>
    <style:style style:name="P97" style:family="paragraph" style:parent-style-name="Standard">
      <style:text-properties fo:color="#ff0000" loext:opacity="100%" fo:font-size="14pt" fo:font-style="normal" fo:font-weight="bold" officeooo:rsid="001cd153" officeooo:paragraph-rsid="0056f3ca" style:font-size-asian="14pt" style:font-style-asian="normal" style:font-weight-asian="bold" style:font-size-complex="14pt" style:font-style-complex="normal" style:font-weight-complex="bold"/>
    </style:style>
    <style:style style:name="P98" style:family="paragraph" style:parent-style-name="Standard">
      <style:text-properties fo:color="#ff0000" loext:opacity="100%" fo:font-size="14pt" fo:font-style="normal" fo:font-weight="bold" officeooo:rsid="001cd153" officeooo:paragraph-rsid="005b338a" style:font-size-asian="14pt" style:font-style-asian="normal" style:font-weight-asian="bold" style:font-size-complex="14pt" style:font-style-complex="normal" style:font-weight-complex="bold"/>
    </style:style>
    <style:style style:name="P99" style:family="paragraph" style:parent-style-name="Standard">
      <style:text-properties fo:color="#ff0000" loext:opacity="100%" fo:font-size="14pt" fo:font-style="normal" fo:font-weight="bold" officeooo:rsid="001cd153" officeooo:paragraph-rsid="005f400f" style:font-size-asian="14pt" style:font-style-asian="normal" style:font-weight-asian="bold" style:font-size-complex="14pt" style:font-style-complex="normal" style:font-weight-complex="bold"/>
    </style:style>
    <style:style style:name="P100" style:family="paragraph" style:parent-style-name="Standard">
      <style:text-properties fo:color="#ff0000" loext:opacity="100%" fo:font-size="14pt" fo:font-style="normal" fo:font-weight="bold" officeooo:rsid="001cd153" officeooo:paragraph-rsid="001e0941" style:font-size-asian="14pt" style:font-style-asian="normal" style:font-weight-asian="bold" style:font-size-complex="14pt" style:font-style-complex="normal" style:font-weight-complex="bold"/>
    </style:style>
    <style:style style:name="P101" style:family="paragraph" style:parent-style-name="Standard">
      <style:text-properties fo:color="#ff0000" loext:opacity="100%" fo:font-size="14pt" fo:font-style="normal" fo:font-weight="bold" officeooo:rsid="001cd153" officeooo:paragraph-rsid="0024c100" style:font-size-asian="14pt" style:font-style-asian="normal" style:font-weight-asian="bold" style:font-size-complex="14pt" style:font-style-complex="normal" style:font-weight-complex="bold"/>
    </style:style>
    <style:style style:name="P102" style:family="paragraph" style:parent-style-name="Standard">
      <style:text-properties fo:color="#ff0000" loext:opacity="100%" fo:font-size="14pt" fo:font-style="normal" fo:font-weight="bold" officeooo:rsid="001cd153" officeooo:paragraph-rsid="00447ff8" style:font-size-asian="14pt" style:font-style-asian="normal" style:font-weight-asian="bold" style:font-size-complex="14pt" style:font-style-complex="normal" style:font-weight-complex="bold"/>
    </style:style>
    <style:style style:name="P103" style:family="paragraph" style:parent-style-name="Standard">
      <style:text-properties fo:color="#800080" loext:opacity="100%" fo:font-size="16pt" fo:font-style="italic" style:text-underline-style="solid" style:text-underline-width="auto" style:text-underline-color="font-color" fo:font-weight="bold" officeooo:rsid="001456c3" officeooo:paragraph-rsid="001456c3" style:font-size-asian="16pt" style:font-style-asian="italic" style:font-weight-asian="bold" style:font-size-complex="16pt" style:font-style-complex="italic" style:font-weight-complex="bold"/>
    </style:style>
    <style:style style:name="P104" style:family="paragraph" style:parent-style-name="Standard">
      <style:text-properties fo:color="#800080" loext:opacity="100%" fo:font-size="16pt" fo:font-style="italic" style:text-underline-style="solid" style:text-underline-width="auto" style:text-underline-color="font-color" fo:font-weight="bold" officeooo:rsid="00342ae7" officeooo:paragraph-rsid="00447ff8" style:font-size-asian="16pt" style:font-style-asian="italic" style:font-weight-asian="bold" style:font-size-complex="16pt" style:font-style-complex="italic" style:font-weight-complex="bold"/>
    </style:style>
    <style:style style:name="P105" style:family="paragraph" style:parent-style-name="Standard">
      <style:text-properties fo:color="#800080" loext:opacity="100%" fo:font-size="16pt" fo:font-style="italic" style:text-underline-style="solid" style:text-underline-width="auto" style:text-underline-color="font-color" fo:font-weight="bold" officeooo:rsid="004282d0" officeooo:paragraph-rsid="004282d0" style:font-size-asian="16pt" style:font-style-asian="italic" style:font-weight-asian="bold" style:font-size-complex="16pt" style:font-style-complex="italic" style:font-weight-complex="bold"/>
    </style:style>
    <style:style style:name="P106" style:family="paragraph" style:parent-style-name="Standard">
      <style:text-properties fo:color="#ff8000" loext:opacity="100%"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107" style:family="paragraph" style:parent-style-name="Standard">
      <style:text-properties fo:color="#ff8000" loext:opacity="100%" fo:font-size="14pt" fo:font-style="normal" fo:font-weight="bold" officeooo:rsid="001456c3" officeooo:paragraph-rsid="002ebf5c" style:font-size-asian="14pt" style:font-style-asian="normal" style:font-weight-asian="bold" style:font-size-complex="14pt" style:font-style-complex="normal" style:font-weight-complex="bold"/>
    </style:style>
    <style:style style:name="P108" style:family="paragraph" style:parent-style-name="Standard">
      <style:text-properties fo:color="#ff8000" loext:opacity="100%" fo:font-size="14pt" fo:font-style="normal" fo:font-weight="bold" officeooo:rsid="001456c3" officeooo:paragraph-rsid="002c4f55" style:font-size-asian="14pt" style:font-style-asian="normal" style:font-weight-asian="bold" style:font-size-complex="14pt" style:font-style-complex="normal" style:font-weight-complex="bold"/>
    </style:style>
    <style:style style:name="P109" style:family="paragraph" style:parent-style-name="Standard">
      <style:text-properties fo:color="#ff8000" loext:opacity="100%" fo:font-size="14pt" fo:font-style="normal" fo:font-weight="bold" officeooo:rsid="001456c3" officeooo:paragraph-rsid="0052e291" style:font-size-asian="14pt" style:font-style-asian="normal" style:font-weight-asian="bold" style:font-size-complex="14pt" style:font-style-complex="normal" style:font-weight-complex="bold"/>
    </style:style>
    <style:style style:name="P110" style:family="paragraph" style:parent-style-name="Standard">
      <style:text-properties fo:color="#ff8000" loext:opacity="100%" fo:font-size="14pt" fo:font-style="normal" fo:font-weight="bold" officeooo:rsid="001456c3" officeooo:paragraph-rsid="005fe1ac" style:font-size-asian="14pt" style:font-style-asian="normal" style:font-weight-asian="bold" style:font-size-complex="14pt" style:font-style-complex="normal" style:font-weight-complex="bold"/>
    </style:style>
    <style:style style:name="P111" style:family="paragraph" style:parent-style-name="Standard">
      <style:text-properties fo:color="#800080" loext:opacity="100%" fo:font-size="16pt" fo:font-style="italic" style:text-underline-style="solid" style:text-underline-width="auto" style:text-underline-color="font-color" fo:font-weight="bold" officeooo:rsid="00342ae7" officeooo:paragraph-rsid="00342ae7" style:font-size-asian="16pt" style:font-style-asian="italic" style:font-weight-asian="bold" style:font-size-complex="16pt" style:font-style-complex="italic" style:font-weight-complex="bold"/>
    </style:style>
    <style:style style:name="P112" style:family="paragraph" style:parent-style-name="Standard">
      <style:text-properties fo:color="#00a933" loext:opacity="100%" fo:font-size="14pt" fo:font-style="normal" fo:font-weight="bold" officeooo:rsid="007c94a5" officeooo:paragraph-rsid="007cc928" style:font-size-asian="14pt" style:font-style-asian="normal" style:font-weight-asian="bold" style:font-size-complex="14pt" style:font-style-complex="normal" style:font-weight-complex="bold"/>
    </style:style>
    <style:style style:name="P113" style:family="paragraph" style:parent-style-name="Standard">
      <style:text-properties fo:color="#ff8000" loext:opacity="100%" fo:font-size="14pt" fo:font-style="normal" fo:font-weight="bold" officeooo:rsid="001456c3" officeooo:paragraph-rsid="003cee13" style:font-size-asian="14pt" style:font-style-asian="normal" style:font-weight-asian="bold" style:font-size-complex="14pt" style:font-style-complex="normal" style:font-weight-complex="bold"/>
    </style:style>
    <style:style style:name="P114" style:family="paragraph" style:parent-style-name="Standard">
      <style:text-properties fo:color="#ff8000" loext:opacity="100%" fo:font-size="14pt" fo:font-style="normal" fo:font-weight="bold" officeooo:rsid="001456c3" officeooo:paragraph-rsid="003e0e5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168c22"/>
    </style:style>
    <style:style style:name="T2" style:family="text">
      <style:text-properties officeooo:rsid="0016d7dd"/>
    </style:style>
    <style:style style:name="T3" style:family="text">
      <style:text-properties officeooo:rsid="0018a682"/>
    </style:style>
    <style:style style:name="T4" style:family="text">
      <style:text-properties officeooo:rsid="001931b6"/>
    </style:style>
    <style:style style:name="T5" style:family="text">
      <style:text-properties officeooo:rsid="00196a3b"/>
    </style:style>
    <style:style style:name="T6" style:family="text">
      <style:text-properties officeooo:rsid="001b0f0b"/>
    </style:style>
    <style:style style:name="T7" style:family="text">
      <style:text-properties officeooo:rsid="001e0941"/>
    </style:style>
    <style:style style:name="T8" style:family="text">
      <style:text-properties officeooo:rsid="00161f12"/>
    </style:style>
    <style:style style:name="T9" style:family="text">
      <style:text-properties officeooo:rsid="0027f38f"/>
    </style:style>
    <style:style style:name="T10" style:family="text">
      <style:text-properties officeooo:rsid="002a36ce"/>
    </style:style>
    <style:style style:name="T11" style:family="text">
      <style:text-properties officeooo:rsid="002c4f55"/>
    </style:style>
    <style:style style:name="T12" style:family="text">
      <style:text-properties officeooo:rsid="002f421a"/>
    </style:style>
    <style:style style:name="T13" style:family="text">
      <style:text-properties officeooo:rsid="00342ae7"/>
    </style:style>
    <style:style style:name="T14" style:family="text">
      <style:text-properties officeooo:rsid="00367e49"/>
    </style:style>
    <style:style style:name="T15" style:family="text">
      <style:text-properties officeooo:rsid="0036f16c"/>
    </style:style>
    <style:style style:name="T16" style:family="text">
      <style:text-properties officeooo:rsid="003790d9"/>
    </style:style>
    <style:style style:name="T17" style:family="text">
      <style:text-properties officeooo:rsid="00399841"/>
    </style:style>
    <style:style style:name="T18" style:family="text">
      <style:text-properties officeooo:rsid="003b222c"/>
    </style:style>
    <style:style style:name="T19" style:family="text">
      <style:text-properties officeooo:rsid="003cee13"/>
    </style:style>
    <style:style style:name="T20" style:family="text">
      <style:text-properties officeooo:rsid="003e0e5d"/>
    </style:style>
    <style:style style:name="T21" style:family="text">
      <style:text-properties style:use-window-font-color="true" loext:opacity="0%"/>
    </style:style>
    <style:style style:name="T22" style:family="text">
      <style:text-properties officeooo:rsid="003f9867"/>
    </style:style>
    <style:style style:name="T23" style:family="text">
      <style:text-properties officeooo:rsid="0040d227"/>
    </style:style>
    <style:style style:name="T24" style:family="text">
      <style:text-properties officeooo:rsid="0044dd22"/>
    </style:style>
    <style:style style:name="T25" style:family="text">
      <style:text-properties officeooo:rsid="00479c3f"/>
    </style:style>
    <style:style style:name="T26" style:family="text">
      <style:text-properties officeooo:rsid="00483065"/>
    </style:style>
    <style:style style:name="T27" style:family="text">
      <style:text-properties officeooo:rsid="00502191"/>
    </style:style>
    <style:style style:name="T28" style:family="text">
      <style:text-properties officeooo:rsid="0051d9ef"/>
    </style:style>
    <style:style style:name="T29" style:family="text">
      <style:text-properties officeooo:rsid="00534526"/>
    </style:style>
    <style:style style:name="T30" style:family="text">
      <style:text-properties officeooo:rsid="0056599c"/>
    </style:style>
    <style:style style:name="T31" style:family="text">
      <style:text-properties officeooo:rsid="0056f3ca"/>
    </style:style>
    <style:style style:name="T32" style:family="text">
      <style:text-properties officeooo:rsid="005868b7"/>
    </style:style>
    <style:style style:name="T33" style:family="text">
      <style:text-properties officeooo:rsid="005c0fcb"/>
    </style:style>
    <style:style style:name="T34" style:family="text">
      <style:text-properties officeooo:rsid="005dacfc"/>
    </style:style>
    <style:style style:name="T35" style:family="text">
      <style:text-properties officeooo:rsid="005f400f"/>
    </style:style>
    <style:style style:name="T36" style:family="text">
      <style:text-properties officeooo:rsid="005fe1ac"/>
    </style:style>
    <style:style style:name="T37" style:family="text">
      <style:text-properties officeooo:rsid="00612b9d"/>
    </style:style>
    <style:style style:name="T38" style:family="text">
      <style:text-properties officeooo:rsid="00631b9a"/>
    </style:style>
    <style:style style:name="T39" style:family="text">
      <style:text-properties officeooo:rsid="00650900"/>
    </style:style>
    <style:style style:name="T40" style:family="text">
      <style:text-properties officeooo:rsid="00686e9c"/>
    </style:style>
    <style:style style:name="T41" style:family="text">
      <style:text-properties officeooo:rsid="006e19f6"/>
    </style:style>
    <style:style style:name="T42" style:family="text">
      <style:text-properties officeooo:rsid="00730f1e"/>
    </style:style>
    <style:style style:name="T43" style:family="text">
      <style:text-properties officeooo:rsid="00771076"/>
    </style:style>
    <style:style style:name="T44" style:family="text">
      <style:text-properties officeooo:rsid="0077f29a"/>
    </style:style>
    <style:style style:name="T45" style:family="text">
      <style:text-properties officeooo:rsid="007c94a5"/>
    </style:style>
    <style:style style:name="T46" style:family="text">
      <style:text-properties officeooo:rsid="007cc928"/>
    </style:style>
    <style:style style:name="T47" style:family="text">
      <style:text-properties officeooo:rsid="007fc8d7"/>
    </style:style>
    <style:style style:name="T48" style:family="text">
      <style:text-properties officeooo:rsid="008086db"/>
    </style:style>
    <style:style style:name="T49" style:family="text">
      <style:text-properties officeooo:rsid="0081abd0"/>
    </style:style>
    <style:style style:name="T50" style:family="text">
      <style:text-properties officeooo:rsid="0083654d"/>
    </style:style>
    <style:style style:name="T51" style:family="text">
      <style:text-properties officeooo:rsid="0084875d"/>
    </style:style>
    <style:style style:name="T52" style:family="text">
      <style:text-properties officeooo:rsid="008878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Board Link</text:p>
      <text:p text:style-name="P1"><text:a xlink:type="simple" xlink:href="https://app.asana.com/0/1209395762772163/1209397664223807" text:style-name="Internet_20_link" text:visited-style-name="Visited_20_Internet_20_Link">https://app.asana.com/0/1209395762772163/1209397664223807</text:a></text:p>
      <text:p text:style-name="P2">-------------------------------------------------------------------------------------------</text:p>
      <text:p text:style-name="P2"/>
      <text:p text:style-name="P2"/>
      <text:p text:style-name="P103">Desktop</text:p>
      <text:p text:style-name="P4"/>
      <text:p text:style-name="P8">1) <text:a xlink:type="simple" xlink:href="https://app.asana.com/0/1209395762772163/1209395762772171" text:style-name="Internet_20_link" text:visited-style-name="Visited_20_Internet_20_Link">https://app.asana.com/0/1209395762772163/1209395762772171</text:a></text:p>
      <text:p text:style-name="P8"/>
      <text:p text:style-name="P8">Type CR</text:p>
      <text:p text:style-name="P8"/>
      <text:p text:style-name="P106">Status: <text:span text:style-name="T6">status and hours in other tickets</text:span></text:p>
      <text:p text:style-name="P31"/>
      <text:p text:style-name="P49">============</text:p>
      <text:p text:style-name="P49"/>
      <text:p text:style-name="P8">2) <text:bookmark-start text:name="__DdeLink__3760_4263677272"/>https://app.asana.com/0/1209395762772163/1209395762772183<text:bookmark-end text:name="__DdeLink__3760_4263677272"/></text:p>
      <text:p text:style-name="P8"/>
      <text:p text:style-name="P8">Type <text:span text:style-name="T28">BUG</text:span></text:p>
      <text:p text:style-name="P8"/>
      <text:p text:style-name="P76">Status: <text:span text:style-name="T27">Fixed</text:span></text:p>
      <text:p text:style-name="P31"/>
      <text:p text:style-name="P50">============</text:p>
      <text:p text:style-name="P50"/>
      <text:p text:style-name="P70"><text:bookmark-start text:name="__DdeLink__3758_4263677272"/>3) <text:bookmark-start text:name="__DdeLink__1102_2292776962"/><text:bookmark-start text:name="__DdeLink__3755_4263677272"/><text:a xlink:type="simple" xlink:href="https://app.asana.com/0/1209395762772163/1209395762772201" text:style-name="Internet_20_link" text:visited-style-name="Visited_20_Internet_20_Link">https://app.asana.com/0/1209395762772163/1209395762772201</text:a><text:bookmark-end text:name="__DdeLink__1102_2292776962"/><text:bookmark-end text:name="__DdeLink__3755_4263677272"/></text:p>
      <text:p text:style-name="P70"/>
      <text:p text:style-name="P9">Type CR</text:p>
      <text:p text:style-name="P9"/>
      <text:p text:style-name="P76">Status: <text:span text:style-name="T6">Done (</text:span><text:span text:style-name="T41">2</text:span><text:span text:style-name="T42">5</text:span><text:span text:style-name="T6">hrs)</text:span></text:p>
      <text:p text:style-name="P100"><text:bookmark-end text:name="__DdeLink__3758_4263677272"/></text:p>
      <text:p text:style-name="P32"/>
      <text:p text:style-name="P32"/>
      <text:p text:style-name="P51">============</text:p>
      <text:p text:style-name="P51"/>
      <text:p text:style-name="P71"><text:span text:style-name="T1">4</text:span>) <text:bookmark-start text:name="__DdeLink__1109_2292776962"/><text:bookmark-start text:name="__DdeLink__3753_4263677272"/><text:bookmark-start text:name="__DdeLink__1105_2292776962"/>https://app.asana.com/0/1209395762772163/1209395762772217<text:bookmark-end text:name="__DdeLink__1109_2292776962"/><text:bookmark-end text:name="__DdeLink__3753_4263677272"/><text:bookmark-end text:name="__DdeLink__1105_2292776962"/></text:p>
      <text:p text:style-name="P71"/>
      <text:p text:style-name="P10">Type CR</text:p>
      <text:p text:style-name="P10"/>
      <text:p text:style-name="P76">Status: <text:span text:style-name="T6">Done (</text:span><text:span text:style-name="T7">hours in </text:span><text:a xlink:type="simple" xlink:href="https://app.asana.com/0/1209395762772163/1209395762772201" text:style-name="Internet_20_link" text:visited-style-name="Visited_20_Internet_20_Link"><text:span text:style-name="T8">https://app.asana.com/0/1209395762772163/1209395762772201</text:span></text:a><text:span text:style-name="T6">)</text:span></text:p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52">============</text:p>
      <text:p text:style-name="P52"/>
      <text:p text:style-name="P72"><text:bookmark-start text:name="__DdeLink__3751_4263677272"/><text:span text:style-name="T2">5</text:span>) <text:bookmark-start text:name="__DdeLink__3745_4263677272"/>https://app.asana.com/0/1209395762772163/1209395762772205<text:bookmark-end text:name="__DdeLink__3745_4263677272"/></text:p>
      <text:p text:style-name="P72"/>
      <text:p text:style-name="P11">Type CR</text:p>
      <text:p text:style-name="P11"/>
      <text:p text:style-name="P77"><text:bookmark-start text:name="__DdeLink__3690_4263677272"/>Status: <text:span text:style-name="T6">Done (</text:span><text:span text:style-name="T39">5hrs</text:span><text:span text:style-name="T6">)</text:span></text:p>
      <text:p text:style-name="P46"><text:bookmark-end text:name="__DdeLink__3751_4263677272"/><text:bookmark-end text:name="__DdeLink__3690_4263677272"/></text:p>
      <text:p text:style-name="P52">============</text:p>
      <text:p text:style-name="P52"/>
      <text:p text:style-name="P72"><text:bookmark-start text:name="__DdeLink__3743_4263677272"/><text:span text:style-name="T2">6</text:span>) <text:bookmark-start text:name="__DdeLink__1115_2292776962"/><text:bookmark-start text:name="__DdeLink__3740_4263677272"/>https://app.asana.com/0/1209395762772163/1209395762772209<text:bookmark-end text:name="__DdeLink__1115_2292776962"/><text:bookmark-end text:name="__DdeLink__3740_4263677272"/></text:p>
      <text:p text:style-name="P72"/>
      <text:p text:style-name="P11">Type CR</text:p>
      <text:p text:style-name="P11"/>
      <text:p text:style-name="P93">S<text:bookmark-end text:name="__DdeLink__3743_4263677272"/>tatus: <text:span text:style-name="T6">Done (</text:span><text:span text:style-name="T43">5</text:span><text:span text:style-name="T6">hrs)</text:span></text:p>
      <text:p text:style-name="P93"/>
      <text:p text:style-name="P101"/>
      <text:p text:style-name="P34"/>
      <text:p text:style-name="P53">============</text:p>
      <text:p text:style-name="P53"/>
      <text:p text:style-name="P73"><text:span text:style-name="T3">7</text:span>) <text:bookmark-start text:name="__DdeLink__1111_2292776962"/>https://app.asana.com/0/1209395762772163/1209395762772213<text:bookmark-end text:name="__DdeLink__1111_2292776962"/></text:p>
      <text:p text:style-name="P73"/>
      <text:p text:style-name="P12">Type CR</text:p>
      <text:p text:style-name="P12"/>
      <text:p text:style-name="P78">Status: <text:span text:style-name="T6">Done (</text:span><text:span text:style-name="T7">hours in </text:span><text:a xlink:type="simple" xlink:href="https://app.asana.com/0/1209395762772163/1209395762772201" text:style-name="Internet_20_link" text:visited-style-name="Visited_20_Internet_20_Link"><text:span text:style-name="T8">https://app.asana.com/0/1209395762772163/1209395762772201</text:span></text:a><text:span text:style-name="T6">)</text:span></text:p>
      <text:p text:style-name="P35"/>
      <text:p text:style-name="P35"/>
      <text:p text:style-name="P35"/>
      <text:p text:style-name="P53">============</text:p>
      <text:p text:style-name="P53"/>
      <text:p text:style-name="P73"><text:bookmark-start text:name="__DdeLink__3738_4263677272"/><text:span text:style-name="T3">8</text:span>) <text:bookmark-start text:name="__DdeLink__3734_4263677272"/><text:bookmark-start text:name="__DdeLink__3731_4263677272"/>https://app.asana.com/0/1209395762772163/1209395762772221<text:bookmark-end text:name="__DdeLink__3734_4263677272"/><text:bookmark-end text:name="__DdeLink__3731_4263677272"/></text:p>
      <text:p text:style-name="P73"/>
      <text:p text:style-name="P12">Type CR</text:p>
      <text:p text:style-name="P12"/>
      <text:p text:style-name="P78">Status: <text:span text:style-name="T6">Done (</text:span><text:span text:style-name="T40">5</text:span><text:span text:style-name="T6">hrs)</text:span><text:bookmark-end text:name="__DdeLink__3738_4263677272"/></text:p>
      <text:p text:style-name="P35"/>
      <text:p text:style-name="P53">============</text:p>
      <text:p text:style-name="P53"/>
      <text:p text:style-name="P73"><text:span text:style-name="T3">9</text:span>) <text:bookmark-start text:name="__DdeLink__3729_4263677272"/>https://app.asana.com/0/1209395762772163/1209395762772225<text:bookmark-end text:name="__DdeLink__3729_4263677272"/></text:p>
      <text:p text:style-name="P73"/>
      <text:p text:style-name="P12">Type <text:span text:style-name="T9">BUG</text:span></text:p>
      <text:p text:style-name="P12"><text:soft-page-break/></text:p>
      <text:p text:style-name="P79">Status: <text:span text:style-name="T34">Fixed</text:span><text:span text:style-name="T6"> </text:span></text:p>
      <text:p text:style-name="P45"/>
      <text:p text:style-name="P35"/>
      <text:p text:style-name="P54">============</text:p>
      <text:p text:style-name="P54"/>
      <text:p text:style-name="P74"><text:span text:style-name="T4">10</text:span>) <text:bookmark-start text:name="__DdeLink__3727_4263677272"/><text:bookmark-start text:name="__DdeLink__4135_2292776962"/><text:bookmark-start text:name="__DdeLink__1118_2292776962"/>https://app.asana.com/0/1209395762772163/1209395762772235<text:bookmark-end text:name="__DdeLink__3727_4263677272"/><text:bookmark-end text:name="__DdeLink__4135_2292776962"/><text:bookmark-end text:name="__DdeLink__1118_2292776962"/></text:p>
      <text:p text:style-name="P74"/>
      <text:p text:style-name="P13">Type CR</text:p>
      <text:p text:style-name="P13"/>
      <text:p text:style-name="P94">Status: <text:span text:style-name="T6">Done (</text:span><text:span text:style-name="T47">5</text:span><text:span text:style-name="T6">hrs)</text:span></text:p>
      <text:p text:style-name="P47"/>
      <text:p text:style-name="P55">============</text:p>
      <text:p text:style-name="P55"/>
      <text:p text:style-name="P75"><text:span text:style-name="T4">1</text:span><text:span text:style-name="T5">1</text:span>) <text:bookmark-start text:name="__DdeLink__3723_4263677272"/>https://app.asana.com/0/1209395762772163/1209407834935068<text:bookmark-end text:name="__DdeLink__3723_4263677272"/></text:p>
      <text:p text:style-name="P75"/>
      <text:p text:style-name="P14">Type <text:span text:style-name="T10">BUG</text:span></text:p>
      <text:p text:style-name="P14"/>
      <text:p text:style-name="P109">==&gt;</text:p>
      <text:p text:style-name="P109">Logo are displayed from Team storage records</text:p>
      <text:p text:style-name="P109">Please check the image for logo add and updated section</text:p>
      <text:p text:style-name="P36"/>
      <text:p text:style-name="P55">============</text:p>
      <text:p text:style-name="P55"/>
      <text:p text:style-name="P75"><text:span text:style-name="T4">1</text:span><text:span text:style-name="T5">2</text:span>) <text:bookmark-start text:name="__DdeLink__3721_4263677272"/>https://app.asana.com/0/1209395762772163/1209407834935082<text:bookmark-end text:name="__DdeLink__3721_4263677272"/></text:p>
      <text:p text:style-name="P75"/>
      <text:p text:style-name="P14">Type <text:span text:style-name="T11">Bug</text:span></text:p>
      <text:p text:style-name="P14"/>
      <text:p text:style-name="P108"><text:bookmark-start text:name="__DdeLink__3765_4263677272"/>==&gt;</text:p>
      <text:p text:style-name="P108">Logo are displayed from Team storage records</text:p>
      <text:p text:style-name="P108">Please check the image for logo add and updated section<text:bookmark-end text:name="__DdeLink__3765_4263677272"/></text:p>
      <text:p text:style-name="P36"/>
      <text:p text:style-name="P55">============</text:p>
      <text:p text:style-name="P55"/>
      <text:p text:style-name="P55"/>
      <text:p text:style-name="P55"/>
      <text:p text:style-name="P55"/>
      <text:p text:style-name="P55"/>
      <text:p text:style-name="P55"/>
      <text:p text:style-name="P75"><text:span text:style-name="T4">1</text:span><text:span text:style-name="T5">3</text:span>) <text:bookmark-start text:name="__DdeLink__3719_4263677272"/>https://app.asana.com/0/1209395762772163/1209407836851335<text:bookmark-end text:name="__DdeLink__3719_4263677272"/></text:p>
      <text:p text:style-name="P75"/>
      <text:p text:style-name="P14">Type CR</text:p>
      <text:p text:style-name="P14"/>
      <text:p text:style-name="P92">Status: <text:span text:style-name="T37">Done [</text:span><text:span text:style-name="T38">30min</text:span><text:span text:style-name="T37">]</text:span></text:p>
      <text:p text:style-name="P36"/>
      <text:p text:style-name="P55"><text:soft-page-break/>============</text:p>
      <text:p text:style-name="P55"/>
      <text:p text:style-name="P75"><text:span text:style-name="T4">1</text:span><text:span text:style-name="T5">4</text:span>) <text:bookmark-start text:name="__DdeLink__3717_4263677272"/><text:bookmark-start text:name="__DdeLink__3714_4263677272"/>https://app.asana.com/0/1209395762772163/1209407836851339<text:bookmark-end text:name="__DdeLink__3717_4263677272"/><text:bookmark-end text:name="__DdeLink__3714_4263677272"/></text:p>
      <text:p text:style-name="P75"/>
      <text:p text:style-name="P14">Type CR</text:p>
      <text:p text:style-name="P14"/>
      <text:p text:style-name="P91"><text:bookmark-start text:name="__DdeLink__1097_2292776962"/>Status: <text:span text:style-name="T37">Done [</text:span><text:span text:style-name="T38">30min</text:span><text:span text:style-name="T37">]</text:span><text:bookmark-end text:name="__DdeLink__1097_2292776962"/></text:p>
      <text:p text:style-name="P36"/>
      <text:p text:style-name="P36"/>
      <text:p text:style-name="P36"/>
      <text:p text:style-name="P36"/>
      <text:p text:style-name="P36"/>
      <text:p text:style-name="P55">============</text:p>
      <text:p text:style-name="P55"/>
      <text:p text:style-name="P75"><text:span text:style-name="T4">1</text:span><text:span text:style-name="T5">5</text:span>) <text:bookmark-start text:name="__DdeLink__3712_4263677272"/>https://app.asana.com/0/1209395762772163/1209407836851343<text:bookmark-end text:name="__DdeLink__3712_4263677272"/></text:p>
      <text:p text:style-name="P14">Type CR</text:p>
      <text:p text:style-name="P14"/>
      <text:p text:style-name="P107">Status: <text:span text:style-name="T26">We have checked that the search results are linked already, any thing else you want here please explain.</text:span></text:p>
      <text:p text:style-name="P36"/>
      <text:p text:style-name="P36"/>
      <text:p text:style-name="P55">============</text:p>
      <text:p text:style-name="P55"/>
      <text:p text:style-name="P75"><text:span text:style-name="T4">1</text:span><text:span text:style-name="T5">6</text:span>) <text:bookmark-start text:name="__DdeLink__3710_4263677272"/>https://app.asana.com/0/1209395762772163/1209407836851347<text:bookmark-end text:name="__DdeLink__3710_4263677272"/></text:p>
      <text:p text:style-name="P14">Type CR</text:p>
      <text:p text:style-name="P14"/>
      <text:p text:style-name="P36">Status: Pending <text:span text:style-name="T12">(</text:span><text:span text:style-name="T52">)</text:span></text:p>
      <text:p text:style-name="P36"/>
      <text:p text:style-name="P55">============</text:p>
      <text:p text:style-name="P55"/>
      <text:p text:style-name="P75"><text:span text:style-name="T4">1</text:span><text:span text:style-name="T5">7</text:span>) <text:bookmark-start text:name="__DdeLink__3696_4263677272"/><text:bookmark-start text:name="__DdeLink__3708_4263677272"/><text:bookmark-start text:name="__DdeLink__3703_4263677272"/><text:bookmark-start text:name="__DdeLink__3699_4263677272"/>https://app.asana.com/0/1209395762772163/1209407839780025<text:bookmark-end text:name="__DdeLink__3696_4263677272"/><text:bookmark-end text:name="__DdeLink__3708_4263677272"/><text:bookmark-end text:name="__DdeLink__3703_4263677272"/><text:bookmark-end text:name="__DdeLink__3699_4263677272"/></text:p>
      <text:p text:style-name="P14">Type CR</text:p>
      <text:p text:style-name="P14"/>
      <text:p text:style-name="P90"><text:bookmark-start text:name="__DdeLink__1094_2292776962"/>Status: <text:span text:style-name="T37">Done [1hr]</text:span><text:bookmark-end text:name="__DdeLink__1094_2292776962"/></text:p>
      <text:p text:style-name="P37"/>
      <text:p text:style-name="P37"/>
      <text:p text:style-name="P37"/>
      <text:p text:style-name="P37"/>
      <text:p text:style-name="P37"/>
      <text:p text:style-name="P37"/>
      <text:p text:style-name="P105"/>
      <text:p text:style-name="P105"/>
      <text:p text:style-name="P105">Tablet</text:p>
      <text:p text:style-name="P6"/>
      <text:p text:style-name="P21"><text:soft-page-break/>1) https://app.asana.com/0/1209395762772163/1209421305688377</text:p>
      <text:p text:style-name="P21"/>
      <text:p text:style-name="P21"/>
      <text:p text:style-name="P21">Type CR</text:p>
      <text:p text:style-name="P21"/>
      <text:p text:style-name="P95">Status: <text:span text:style-name="T45">Done(1hr)</text:span></text:p>
      <text:p text:style-name="P37"/>
      <text:p text:style-name="P37"/>
      <text:p text:style-name="P111"><text:bookmark-start text:name="__DdeLink__3687_4263677272"/>Mobile</text:p>
      <text:p text:style-name="P5"/>
      <text:p text:style-name="P15">1) <text:bookmark-start text:name="__DdeLink__683_4263677272"/>https://app.asana.com/0/1209395762772163/1209395762772177<text:bookmark-end text:name="__DdeLink__683_4263677272"/></text:p>
      <text:p text:style-name="P15"/>
      <text:p text:style-name="P15"/>
      <text:p text:style-name="P80">Status: <text:span text:style-name="T13">Just Layout no work</text:span></text:p>
      <text:p text:style-name="P38"/>
      <text:p text:style-name="P56">============<text:bookmark-end text:name="__DdeLink__3687_4263677272"/></text:p>
      <text:p text:style-name="P56"/>
      <text:p text:style-name="P16"><text:span text:style-name="T17">2</text:span>) https://app.asana.com/0/1209395762772163/1209407836851364</text:p>
      <text:p text:style-name="P16"/>
      <text:p text:style-name="P16">Type CR</text:p>
      <text:p text:style-name="P16"/>
      <text:p text:style-name="P81">Status: <text:span text:style-name="T14">Done </text:span><text:span text:style-name="T15">[</text:span><text:span text:style-name="T16">15min</text:span><text:span text:style-name="T15">]</text:span></text:p>
      <text:p text:style-name="P39"/>
      <text:p text:style-name="P57">============</text:p>
      <text:p text:style-name="P57"/>
      <text:p text:style-name="P57"/>
      <text:p text:style-name="P17"><text:span text:style-name="T18">3</text:span>) https://app.asana.com/0/1209395762772163/1209407839780029</text:p>
      <text:p text:style-name="P17"/>
      <text:p text:style-name="P17"><text:bookmark-start text:name="__DdeLink__3771_4263677272"/>Type CR<text:bookmark-end text:name="__DdeLink__3771_4263677272"/></text:p>
      <text:p text:style-name="P17"/>
      <text:p text:style-name="P96">Status: <text:span text:style-name="T45">Done(</text:span><text:span text:style-name="T46">done with </text:span><text:a xlink:type="simple" xlink:href="https://app.asana.com/0/1209395762772163/1209421305688377" text:style-name="Internet_20_link" text:visited-style-name="Visited_20_Internet_20_Link">https://app.asana.com/0/1209395762772163/1209421305688377</text:a></text:p>
      <text:p text:style-name="P112">)</text:p>
      <text:p text:style-name="P40"/>
      <text:p text:style-name="P58">============</text:p>
      <text:p text:style-name="P17"/>
      <text:p text:style-name="P17"/>
      <text:p text:style-name="P17"/>
      <text:p text:style-name="P17"/>
      <text:p text:style-name="P17"/>
      <text:p text:style-name="P18"/>
      <text:p text:style-name="P18"><text:span text:style-name="T19">4</text:span>) https://app.asana.com/0/1209395762772163/1209407839780033</text:p>
      <text:p text:style-name="P18"/>
      <text:p text:style-name="P18">Type <text:span text:style-name="T19">BUG</text:span></text:p>
      <text:p text:style-name="P18"/>
      <text:p text:style-name="P113"><text:soft-page-break/>Status: <text:span text:style-name="T19">We have not found any issue like this, we have test in ios and android the slider can be swiped by touching.</text:span></text:p>
      <text:p text:style-name="P41"/>
      <text:p text:style-name="P59">============</text:p>
      <text:p text:style-name="P59"/>
      <text:p text:style-name="P19"><text:span text:style-name="T20">5</text:span>) <text:span text:style-name="T21">https://app.asana.com/0/1209395762772163/1209407839780039</text:span></text:p>
      <text:p text:style-name="P19"/>
      <text:p text:style-name="P19">Type <text:span text:style-name="T19">BUG</text:span></text:p>
      <text:p text:style-name="P19"/>
      <text:p text:style-name="P114">Status: <text:span text:style-name="T20">We have made this small because in some places there is four items, now we have increased the font and padding, but what will be if more than three, </text:span><text:span text:style-name="T22">or if big text</text:span></text:p>
      <text:p text:style-name="P42"/>
      <text:p text:style-name="P60">============</text:p>
      <text:p text:style-name="P60"/>
      <text:p text:style-name="P20"><text:span text:style-name="T23">6</text:span>) <text:span text:style-name="T21">https://app.asana.com/0/1209395762772163/1209411490343507</text:span></text:p>
      <text:p text:style-name="P20"/>
      <text:p text:style-name="P20">Type <text:span text:style-name="T19">BUG</text:span></text:p>
      <text:p text:style-name="P20"/>
      <text:p text:style-name="P82">Status: <text:span text:style-name="T23">Fixed</text:span></text:p>
      <text:p text:style-name="P43"/>
      <text:p text:style-name="P61">============</text:p>
      <text:p text:style-name="P61"/>
      <text:p text:style-name="P61"/>
      <text:p text:style-name="P61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><text:soft-page-break/></text:p>
      <text:p text:style-name="P104">Effekte</text:p>
      <text:p text:style-name="P7"/>
      <text:p text:style-name="P22"><text:bookmark-start text:name="__DdeLink__3693_4263677272"/>1) <text:bookmark-start text:name="__DdeLink__683_4263677272 Copy 1"/>https://app.asana.com/0/1209395762772163/1209407834935072<text:bookmark-end text:name="__DdeLink__683_4263677272 Copy 1"/></text:p>
      <text:p text:style-name="P22"/>
      <text:p text:style-name="P24">Type CR</text:p>
      <text:p text:style-name="P22"/>
      <text:p text:style-name="P83">Status: <text:span text:style-name="T6">Done (</text:span><text:span text:style-name="T49">5hrs</text:span><text:span text:style-name="T6">)</text:span></text:p>
      <text:p text:style-name="P102"/>
      <text:p text:style-name="P44"/>
      <text:p text:style-name="P62">============<text:bookmark-end text:name="__DdeLink__3693_4263677272"/></text:p>
      <text:p text:style-name="P62"/>
      <text:p text:style-name="P23"><text:bookmark-start text:name="__DdeLink__3768_4263677272"/><text:span text:style-name="T24">2</text:span>) <text:bookmark-start text:name="__DdeLink__683_4263677272 Copy 1 Copy 1"/><text:span text:style-name="T21">https://app.asana.com/0/1209395762772163/1209395762772229</text:span><text:bookmark-end text:name="__DdeLink__683_4263677272 Copy 1 Copy 1"/></text:p>
      <text:p text:style-name="P23"/>
      <text:p text:style-name="P24">Type CR</text:p>
      <text:p text:style-name="P84">Status: <text:span text:style-name="T6">Done (</text:span><text:span text:style-name="T50">3</text:span><text:span text:style-name="T24">hrs</text:span><text:span text:style-name="T6">)</text:span></text:p>
      <text:p text:style-name="P48"/>
      <text:p text:style-name="P63">============<text:bookmark-end text:name="__DdeLink__3768_4263677272"/></text:p>
      <text:p text:style-name="P63"/>
      <text:p text:style-name="P24"><text:bookmark-start text:name="__DdeLink__3774_4263677272"/><text:span text:style-name="T29">3</text:span>) <text:bookmark-start text:name="__DdeLink__683_4263677272 Copy 1 Copy 1 Copy 1"/><text:span text:style-name="T21">https://app.asana.com/0/1209395762772163/1209407834935078</text:span><text:bookmark-end text:name="__DdeLink__683_4263677272 Copy 1 Copy 1 Copy 1"/></text:p>
      <text:p text:style-name="P24"/>
      <text:p text:style-name="P24">Type CR</text:p>
      <text:p text:style-name="P24"/>
      <text:p text:style-name="P85">Status: <text:span text:style-name="T30">Done [30min]</text:span></text:p>
      <text:p text:style-name="P85"/>
      <text:p text:style-name="P64">============<text:bookmark-end text:name="__DdeLink__3774_4263677272"/></text:p>
      <text:p text:style-name="P64"/>
      <text:p text:style-name="P64"/>
      <text:p text:style-name="P25"><text:span text:style-name="T31">4</text:span>) <text:bookmark-start text:name="__DdeLink__683_4263677272 Copy 1 Copy 1 Copy 1 Copy 1"/><text:a xlink:type="simple" xlink:href="https://app.asana.com/0/1209395762772163/1209409683776693" text:style-name="Internet_20_link" text:visited-style-name="Visited_20_Internet_20_Link"><text:span text:style-name="T21">https://app.asana.com/0/1209395762772163/1209409683776693</text:span></text:a><text:bookmark-end text:name="__DdeLink__683_4263677272 Copy 1 Copy 1 Copy 1 Copy 1"/></text:p>
      <text:p text:style-name="P25"/>
      <text:p text:style-name="P25"/>
      <text:p text:style-name="P25"/>
      <text:p text:style-name="P25"><text:bookmark-start text:name="__DdeLink__3779_4263677272"/>Type CR</text:p>
      <text:p text:style-name="P25"/>
      <text:p text:style-name="P86">Status: <text:span text:style-name="T30">Done [</text:span><text:span text:style-name="T44">1hr</text:span><text:span text:style-name="T30">]</text:span></text:p>
      <text:p text:style-name="P97"/>
      <text:p text:style-name="P97"/>
      <text:p text:style-name="P65">============<text:bookmark-end text:name="__DdeLink__3779_4263677272"/></text:p>
      <text:p text:style-name="P65"/>
      <text:p text:style-name="P65"/>
      <text:p text:style-name="P65"/>
      <text:p text:style-name="P26"/>
      <text:p text:style-name="P26"/>
      <text:p text:style-name="P26"/>
      <text:p text:style-name="P26"><text:soft-page-break/></text:p>
      <text:p text:style-name="P26"><text:bookmark-start text:name="__DdeLink__3781_4263677272"/><text:span text:style-name="T32">5)</text:span><text:a xlink:type="simple" xlink:href="https://app.asana.com/0/1209395762772163/1209407836851345" text:style-name="Internet_20_link" text:visited-style-name="Visited_20_Internet_20_Link">https://app.asana.com/0/1209395762772163/1209407836851345</text:a></text:p>
      <text:p text:style-name="P26"/>
      <text:p text:style-name="P27">Type CR</text:p>
      <text:p text:style-name="P27"/>
      <text:p text:style-name="P87">Status: <text:span text:style-name="T30">Done [</text:span><text:span text:style-name="T48">1hr</text:span><text:span text:style-name="T30">]</text:span></text:p>
      <text:p text:style-name="P98"/>
      <text:p text:style-name="P66">============<text:bookmark-end text:name="__DdeLink__3781_4263677272"/></text:p>
      <text:p text:style-name="P66"/>
      <text:p text:style-name="P66"/>
      <text:p text:style-name="P28"><text:bookmark-start text:name="__DdeLink__3786_4263677272"/><text:span text:style-name="T33">6</text:span><text:span text:style-name="T32">) https://app.asana.com/0/1209395762772163/1209407836851356</text:span></text:p>
      <text:p text:style-name="P28"/>
      <text:p text:style-name="P28">Type CR</text:p>
      <text:p text:style-name="P28"/>
      <text:p text:style-name="P88">Status: <text:span text:style-name="T30">Done [30min]</text:span></text:p>
      <text:p text:style-name="P67">============<text:bookmark-end text:name="__DdeLink__3786_4263677272"/></text:p>
      <text:p text:style-name="P67"/>
      <text:p text:style-name="P29"><text:bookmark-start text:name="__DdeLink__3790_4263677272"/><text:span text:style-name="T35">7</text:span><text:span text:style-name="T32">) https://app.asana.com/0/1209395762772163/1209407836851358</text:span></text:p>
      <text:p text:style-name="P29"/>
      <text:p text:style-name="P29">Type CR</text:p>
      <text:p text:style-name="P29"/>
      <text:p text:style-name="P89">Status: <text:span text:style-name="T30">Done [</text:span><text:span text:style-name="T51">6.3</text:span><text:span text:style-name="T35">hrs</text:span><text:span text:style-name="T30">]</text:span></text:p>
      <text:p text:style-name="P99"/>
      <text:p text:style-name="P68">============<text:bookmark-end text:name="__DdeLink__3790_4263677272"/></text:p>
      <text:p text:style-name="P68"/>
      <text:p text:style-name="P30"><text:span text:style-name="T36">8</text:span><text:span text:style-name="T32">) https://app.asana.com/0/1209395762772163/1209407836851362</text:span></text:p>
      <text:p text:style-name="P30"/>
      <text:p text:style-name="P30">Type CR</text:p>
      <text:p text:style-name="P30"/>
      <text:p text:style-name="P110">Status: <text:span text:style-name="T36">Pending Sample not given yet</text:span></text:p>
      <text:p text:style-name="P69">============</text:p>
      <text:p text:style-name="P64"/>
      <text:p text:style-name="P64"/>
      <text:p text:style-name="P64"/>
      <text:p text:style-name="P64"/>
      <text:p text:style-name="P62"/>
      <text:p text:style-name="P62"/>
      <text:p text:style-name="P62"/>
      <text:p text:style-name="P62"/>
      <text:p text:style-name="P60"/>
      <text:p text:style-name="P60"/>
      <text:p text:style-name="P60"/>
      <text:p text:style-name="P59"/>
      <text:p text:style-name="P59"/>
      <text:p text:style-name="P59"/>
      <text:p text:style-name="P59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1:51:36.775627095</meta:creation-date>
    <meta:generator>LibreOffice/7.5.5.2$MacOSX_AARCH64 LibreOffice_project/ca8fe7424262805f223b9a2334bc7181abbcbf5e</meta:generator>
    <dc:date>2025-03-13T12:37:07.988539773</dc:date>
    <meta:editing-duration>P1DT21H16M33S</meta:editing-duration>
    <meta:editing-cycles>105</meta:editing-cycles>
    <meta:document-statistic meta:table-count="0" meta:image-count="0" meta:object-count="0" meta:page-count="9" meta:paragraph-count="137" meta:word-count="367" meta:character-count="4029" meta:non-whitespace-character-count="3798"/>
  </office:meta>
</office:document-meta>
</file>